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13"/>
        <table:table-column table:style-name="co3" table:default-cell-style-name="ce13"/>
        <table:table-column table:style-name="co3" table:default-cell-style-name="ce5"/>
        <table:table-column table:style-name="co4" table:number-columns-repeated="3" table:default-cell-style-name="Default"/>
        <table:table-column table:style-name="co5" table:default-cell-style-name="ce19"/>
        <table:table-column table:style-name="co6" table:number-columns-repeated="2" table:default-cell-style-name="Default"/>
        <table:table-column table:style-name="co7" table:default-cell-style-name="ce19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9"/>
        <table:table-column table:style-name="co10" table:number-columns-repeated="5" table:default-cell-style-name="Default"/>
        <table:table-column table:style-name="co10" table:default-cell-style-name="ce19"/>
        <table:table-column table:style-name="co10" table:number-columns-repeated="2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3"/>
          <table:table-cell table:style-name="ce2"/>
          <table:table-cell table:number-columns-repeated="247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3"/>
          <table:table-cell table:style-name="ce2"/>
          <table:table-cell table:number-columns-repeated="247"/>
        </table:table-row>
        <table:table-row table:style-name="ro1">
          <table:table-cell table:style-name="ce1" office:value-type="string">
            <text:p>Grup 6, 2S</text:p>
          </table:table-cell>
          <table:table-cell table:style-name="ce1" table:number-columns-repeated="2"/>
          <table:table-cell table:style-name="ce2" table:number-columns-repeated="2"/>
          <table:table-cell table:style-name="ce10" table:number-columns-repeated="3"/>
          <table:table-cell table:style-name="ce2"/>
          <table:table-cell table:number-columns-repeated="247"/>
        </table:table-row>
        <table:table-row table:style-name="ro2">
          <table:table-cell table:style-name="ce2" table:number-columns-repeated="3"/>
          <table:table-cell table:style-name="ce6" office:value-type="string" table:number-columns-spanned="6" table:number-rows-spanned="1">
            <text:p>Examen 10/09</text:p>
          </table:table-cell>
          <table:covered-table-cell table:style-name="ce9"/>
          <table:covered-table-cell table:number-columns-repeated="3" table:style-name="ce11"/>
          <table:covered-table-cell table:style-name="ce9"/>
          <table:table-cell table:style-name="ce16" office:value-type="string" table:number-columns-spanned="4" table:number-rows-spanned="1">
            <text:p>Controls</text:p>
          </table:table-cell>
          <table:covered-table-cell table:number-columns-repeated="2" table:style-name="ce18"/>
          <table:covered-table-cell table:style-name="ce20"/>
          <table:table-cell table:style-name="ce16" office:value-type="string" table:number-columns-spanned="3" table:number-rows-spanned="1">
            <text:p>Pràctiques Ordinador</text:p>
          </table:table-cell>
          <table:covered-table-cell table:number-columns-repeated="2" table:style-name="ce17"/>
          <table:table-cell table:style-name="ce24" office:value-type="string" table:number-columns-spanned="4" table:number-rows-spanned="1">
            <text:p>Entrega Problemes</text:p>
          </table:table-cell>
          <table:covered-table-cell table:number-columns-repeated="2" table:style-name="ce24"/>
          <table:covered-table-cell/>
          <table:table-cell/>
          <table:table-cell table:style-name="ce25" office:value-type="string" table:number-columns-spanned="3" table:number-rows-spanned="1">
            <text:p>Nota itineraris</text:p>
          </table:table-cell>
          <table:covered-table-cell table:number-columns-repeated="2" table:style-name="ce8"/>
          <table:table-cell/>
          <table:table-cell table:style-name="ce27" office:value-type="string" table:number-columns-spanned="1" table:number-rows-spanned="2">
            <text:p>Nota Acta</text:p>
          </table:table-cell>
          <table:table-cell table:number-columns-repeated="230"/>
        </table:table-row>
        <table:table-row table:style-name="ro2">
          <table:table-cell table:style-name="ce3" office:value-type="string">
            <text:p>Nom</text:p>
          </table:table-cell>
          <table:table-cell table:style-name="ce3" office:value-type="string">
            <text:p>P1 (./60)</text:p>
          </table:table-cell>
          <table:table-cell table:style-name="ce3" office:value-type="string">
            <text:p>P2 (./30)</text:p>
          </table:table-cell>
          <table:table-cell table:style-name="ce7" office:value-type="string">
            <text:p>Prob 1 (./10)</text:p>
          </table:table-cell>
          <table:table-cell table:style-name="ce7" office:value-type="string">
            <text:p>Prob 2 (./10)</text:p>
          </table:table-cell>
          <table:table-cell table:style-name="ce7" office:value-type="string">
            <text:p>Prob 3 (./10)</text:p>
          </table:table-cell>
          <table:table-cell table:style-name="ce7" office:value-type="string">
            <text:p>Prob 4 (./10)</text:p>
          </table:table-cell>
          <table:table-cell table:style-name="ce7" office:value-type="string">
            <text:p>Prob 5 (./10)</text:p>
          </table:table-cell>
          <table:table-cell table:style-name="ce14" office:value-type="string">
            <text:p>Nota Examen</text:p>
          </table:table-cell>
          <table:table-cell table:style-name="ce17" office:value-type="string">
            <text:p>C1</text:p>
          </table:table-cell>
          <table:table-cell table:style-name="ce17" office:value-type="string">
            <text:p>C2</text:p>
          </table:table-cell>
          <table:table-cell table:style-name="ce17" office:value-type="string">
            <text:p>C3</text:p>
          </table:table-cell>
          <table:table-cell table:style-name="ce21" office:value-type="string">
            <text:p>Nota Controls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2</text:p>
          </table:table-cell>
          <table:table-cell table:style-name="ce22" office:value-type="string">
            <text:p>Nota Practiques</text:p>
          </table:table-cell>
          <table:table-cell table:style-name="ce25" office:value-type="string">
            <text:p>E1</text:p>
          </table:table-cell>
          <table:table-cell table:style-name="ce25" office:value-type="string">
            <text:p>E2</text:p>
          </table:table-cell>
          <table:table-cell table:style-name="ce25" office:value-type="string">
            <text:p>E3</text:p>
          </table:table-cell>
          <table:table-cell table:style-name="ce26" office:value-type="string">
            <text:p>Nota Entrega</text:p>
          </table:table-cell>
          <table:table-cell/>
          <table:table-cell table:style-name="ce25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5" office:value-type="string">
            <text:p>C</text:p>
          </table:table-cell>
          <table:table-cell/>
          <table:covered-table-cell/>
          <table:table-cell table:number-columns-repeated="230"/>
        </table:table-row>
        <table:table-row table:style-name="ro2">
          <table:table-cell table:style-name="ce4" office:value-type="string">
            <text:p>Amengual Llofriu, Lucas</text:p>
          </table:table-cell>
          <table:table-cell table:number-columns-repeated="2" table:style-name="ce4"/>
          <table:table-cell table:style-name="ce8" table:formula="oooc:=IF([.B6]&lt;&gt;&quot;&quot;;[.B6]/6;&quot;&quot;)">
            <text:p/>
          </table:table-cell>
          <table:table-cell table:style-name="ce8" table:formula="oooc:=IF([.C6]&lt;&gt;&quot;&quot;;[.C6]/3;&quot;&quot;)">
            <text:p/>
          </table:table-cell>
          <table:table-cell table:number-columns-repeated="3" table:style-name="ce12"/>
          <table:table-cell table:style-name="ce15" table:formula="oooc:=IF(OR([.D6]&lt;&gt;&quot;&quot;;[.E6]&lt;&gt;&quot;&quot;;[.F6]&lt;&gt;&quot;&quot;;[.G6]&lt;&gt;&quot;&quot;;[.H6]&lt;&gt;&quot;&quot;);SUM([.D6:.H6])/5;&quot;&quot;)">
            <text:p/>
          </table:table-cell>
          <table:table-cell table:number-columns-repeated="3" table:style-name="ce8"/>
          <table:table-cell table:style-name="ce21" table:formula="oooc:=IF(OR([.J6]&lt;&gt;&quot;&quot;;[.K6]&lt;&gt;&quot;&quot;;[.L6]&lt;&gt;&quot;&quot;);SUM([.J6:.L6])/3;&quot;&quot;)">
            <text:p/>
          </table:table-cell>
          <table:table-cell table:number-columns-repeated="2" table:style-name="ce8"/>
          <table:table-cell table:style-name="ce23" table:formula="oooc:=IF(OR([.N6]&lt;&gt;&quot;&quot;;[.O6]&lt;&gt;&quot;&quot;);SUM([.N6:.O6])/2;&quot;&quot;)">
            <text:p/>
          </table:table-cell>
          <table:table-cell table:number-columns-repeated="3" table:style-name="ce8"/>
          <table:table-cell table:style-name="ce21" table:formula="oooc:=IF(OR([.Q6]&lt;&gt;&quot;&quot;;[.R6]&gt;&quot;&quot;;[.S6]&lt;&gt;&quot;&quot;);SUM([.Q6:.S6])/3;&quot;&quot;)">
            <text:p/>
          </table:table-cell>
          <table:table-cell/>
          <table:table-cell table:style-name="ce8" table:formula="oooc:=IF([.I6]&lt;&gt;&quot;&quot;;0.7*[.I6]+0.2*[.T6]+0.1*[.P6];&quot;&quot;)">
            <text:p/>
          </table:table-cell>
          <table:table-cell table:style-name="ce8" table:formula="oooc:=IF([.I6]&lt;&gt;&quot;&quot;;0.3*[.M6]+0.6*[.I6]+0.1*[.P6];&quot;&quot;)">
            <text:p/>
          </table:table-cell>
          <table:table-cell table:style-name="ce8" table:formula="oooc:=IF([.I6]&lt;&gt;&quot;&quot;;0.3*[.M6]+0.4*[.I6]+0.2*[.T6]+0.1*[.P6];&quot;&quot;)">
            <text:p/>
          </table:table-cell>
          <table:table-cell/>
          <table:table-cell table:style-name="ce28" table:formula="oooc:=IF([.V6]&lt;&gt;&quot;&quot;;MAX([.V6:.X6]);&quot;&quot;)">
            <text:p/>
          </table:table-cell>
          <table:table-cell table:formula="oooc:=IF(AND([.I6]&lt;4;[.Z6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Batle Vidal, Gabrie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8" table:formula="oooc:=IF([.B7]&lt;&gt;&quot;&quot;;[.B7]/6;&quot;&quot;)" office:value-type="float" office:value="0">
            <text:p>0</text:p>
          </table:table-cell>
          <table:table-cell table:style-name="ce8" table:formula="oooc:=IF([.C7]&lt;&gt;&quot;&quot;;[.C7]/3;&quot;&quot;)" office:value-type="float" office:value="1.66666666666667">
            <text:p>1,67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5" table:formula="oooc:=IF(OR([.D7]&lt;&gt;&quot;&quot;;[.E7]&lt;&gt;&quot;&quot;;[.F7]&lt;&gt;&quot;&quot;;[.G7]&lt;&gt;&quot;&quot;;[.H7]&lt;&gt;&quot;&quot;);SUM([.D7:.H7])/5;&quot;&quot;)" office:value-type="float" office:value="0.533333333333333">
            <text:p>0,53</text:p>
          </table:table-cell>
          <table:table-cell table:style-name="ce8" office:value-type="float" office:value="7.88333333333333">
            <text:p>7,8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25">
            <text:p>4,25</text:p>
          </table:table-cell>
          <table:table-cell table:style-name="ce21" table:formula="oooc:=IF(OR([.J7]&lt;&gt;&quot;&quot;;[.K7]&lt;&gt;&quot;&quot;;[.L7]&lt;&gt;&quot;&quot;);SUM([.J7:.L7])/3;&quot;&quot;)" office:value-type="float" office:value="5.71111111111111">
            <text:p>5,7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23" table:formula="oooc:=IF(OR([.N7]&lt;&gt;&quot;&quot;;[.O7]&lt;&gt;&quot;&quot;);SUM([.N7:.O7])/2;&quot;&quot;)" office:value-type="float" office:value="7.5">
            <text:p>7,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9.5">
            <text:p>9,5</text:p>
          </table:table-cell>
          <table:table-cell table:style-name="ce21" table:formula="oooc:=IF(OR([.Q7]&lt;&gt;&quot;&quot;;[.R7]&gt;&quot;&quot;;[.S7]&lt;&gt;&quot;&quot;);SUM([.Q7:.S7])/3;&quot;&quot;)" office:value-type="float" office:value="9.5">
            <text:p>9,5</text:p>
          </table:table-cell>
          <table:table-cell/>
          <table:table-cell table:style-name="ce8" table:formula="oooc:=IF([.I7]&lt;&gt;&quot;&quot;;0.7*[.I7]+0.2*[.T7]+0.1*[.P7];&quot;&quot;)" office:value-type="float" office:value="3.02333333333333">
            <text:p>3,02</text:p>
          </table:table-cell>
          <table:table-cell table:style-name="ce8" table:formula="oooc:=IF([.I7]&lt;&gt;&quot;&quot;;0.3*[.M7]+0.6*[.I7]+0.1*[.P7];&quot;&quot;)" office:value-type="float" office:value="2.78333333333333">
            <text:p>2,78</text:p>
          </table:table-cell>
          <table:table-cell table:style-name="ce8" table:formula="oooc:=IF([.I7]&lt;&gt;&quot;&quot;;0.3*[.M7]+0.4*[.I7]+0.2*[.T7]+0.1*[.P7];&quot;&quot;)" office:value-type="float" office:value="4.57666666666667">
            <text:p>4,58</text:p>
          </table:table-cell>
          <table:table-cell/>
          <table:table-cell table:style-name="ce28" table:formula="oooc:=IF([.V7]&lt;&gt;&quot;&quot;;MAX([.V7:.X7]);&quot;&quot;)" office:value-type="float" office:value="4.57666666666667">
            <text:p>4,58</text:p>
          </table:table-cell>
          <table:table-cell table:formula="oooc:=IF(AND([.I7]&lt;4;[.Z7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De Ayarra Del Olmo, Juan Manuel</text:p>
          </table:table-cell>
          <table:table-cell table:number-columns-repeated="2" table:style-name="ce4"/>
          <table:table-cell table:style-name="ce8" table:formula="oooc:=IF([.B8]&lt;&gt;&quot;&quot;;[.B8]/6;&quot;&quot;)">
            <text:p/>
          </table:table-cell>
          <table:table-cell table:style-name="ce8" table:formula="oooc:=IF([.C8]&lt;&gt;&quot;&quot;;[.C8]/3;&quot;&quot;)">
            <text:p/>
          </table:table-cell>
          <table:table-cell table:number-columns-repeated="3" table:style-name="ce12"/>
          <table:table-cell table:style-name="ce15" table:formula="oooc:=IF(OR([.D8]&lt;&gt;&quot;&quot;;[.E8]&lt;&gt;&quot;&quot;;[.F8]&lt;&gt;&quot;&quot;;[.G8]&lt;&gt;&quot;&quot;;[.H8]&lt;&gt;&quot;&quot;);SUM([.D8:.H8])/5;&quot;&quot;)">
            <text:p/>
          </table:table-cell>
          <table:table-cell table:number-columns-repeated="3" table:style-name="ce8"/>
          <table:table-cell table:style-name="ce21" table:formula="oooc:=IF(OR([.J8]&lt;&gt;&quot;&quot;;[.K8]&lt;&gt;&quot;&quot;;[.L8]&lt;&gt;&quot;&quot;);SUM([.J8:.L8])/3;&quot;&quot;)">
            <text:p/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23" table:formula="oooc:=IF(OR([.N8]&lt;&gt;&quot;&quot;;[.O8]&lt;&gt;&quot;&quot;);SUM([.N8:.O8])/2;&quot;&quot;)" office:value-type="float" office:value="8.5">
            <text:p>8,5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7.5">
            <text:p>7,5</text:p>
          </table:table-cell>
          <table:table-cell table:style-name="ce8"/>
          <table:table-cell table:style-name="ce21" table:formula="oooc:=IF(OR([.Q8]&lt;&gt;&quot;&quot;;[.R8]&gt;&quot;&quot;;[.S8]&lt;&gt;&quot;&quot;);SUM([.Q8:.S8])/3;&quot;&quot;)" office:value-type="float" office:value="5.33333333333333">
            <text:p>5,33</text:p>
          </table:table-cell>
          <table:table-cell/>
          <table:table-cell table:style-name="ce8" table:formula="oooc:=IF([.I8]&lt;&gt;&quot;&quot;;0.7*[.I8]+0.2*[.T8]+0.1*[.P8];&quot;&quot;)">
            <text:p/>
          </table:table-cell>
          <table:table-cell table:style-name="ce8" table:formula="oooc:=IF([.I8]&lt;&gt;&quot;&quot;;0.3*[.M8]+0.6*[.I8]+0.1*[.P8];&quot;&quot;)">
            <text:p/>
          </table:table-cell>
          <table:table-cell table:style-name="ce8" table:formula="oooc:=IF([.I8]&lt;&gt;&quot;&quot;;0.3*[.M8]+0.4*[.I8]+0.2*[.T8]+0.1*[.P8];&quot;&quot;)">
            <text:p/>
          </table:table-cell>
          <table:table-cell/>
          <table:table-cell table:style-name="ce28" table:formula="oooc:=IF([.V8]&lt;&gt;&quot;&quot;;MAX([.V8:.X8]);&quot;&quot;)">
            <text:p/>
          </table:table-cell>
          <table:table-cell table:formula="oooc:=IF(AND([.I8]&lt;4;[.Z8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Fiori Sabaté, Norberto Daniel</text:p>
          </table:table-cell>
          <table:table-cell table:number-columns-repeated="2" table:style-name="ce4"/>
          <table:table-cell table:style-name="ce8" table:formula="oooc:=IF([.B9]&lt;&gt;&quot;&quot;;[.B9]/6;&quot;&quot;)">
            <text:p/>
          </table:table-cell>
          <table:table-cell table:style-name="ce8" table:formula="oooc:=IF([.C9]&lt;&gt;&quot;&quot;;[.C9]/3;&quot;&quot;)">
            <text:p/>
          </table:table-cell>
          <table:table-cell table:number-columns-repeated="3" table:style-name="ce12"/>
          <table:table-cell table:style-name="ce15" table:formula="oooc:=IF(OR([.D9]&lt;&gt;&quot;&quot;;[.E9]&lt;&gt;&quot;&quot;;[.F9]&lt;&gt;&quot;&quot;;[.G9]&lt;&gt;&quot;&quot;;[.H9]&lt;&gt;&quot;&quot;);SUM([.D9:.H9])/5;&quot;&quot;)">
            <text:p/>
          </table:table-cell>
          <table:table-cell table:number-columns-repeated="3" table:style-name="ce8"/>
          <table:table-cell table:style-name="ce21" table:formula="oooc:=IF(OR([.J9]&lt;&gt;&quot;&quot;;[.K9]&lt;&gt;&quot;&quot;;[.L9]&lt;&gt;&quot;&quot;);SUM([.J9:.L9])/3;&quot;&quot;)">
            <text:p/>
          </table:table-cell>
          <table:table-cell table:number-columns-repeated="2" table:style-name="ce8"/>
          <table:table-cell table:style-name="ce23" table:formula="oooc:=IF(OR([.N9]&lt;&gt;&quot;&quot;;[.O9]&lt;&gt;&quot;&quot;);SUM([.N9:.O9])/2;&quot;&quot;)">
            <text:p/>
          </table:table-cell>
          <table:table-cell table:number-columns-repeated="3" table:style-name="ce8"/>
          <table:table-cell table:style-name="ce21" table:formula="oooc:=IF(OR([.Q9]&lt;&gt;&quot;&quot;;[.R9]&gt;&quot;&quot;;[.S9]&lt;&gt;&quot;&quot;);SUM([.Q9:.S9])/3;&quot;&quot;)">
            <text:p/>
          </table:table-cell>
          <table:table-cell/>
          <table:table-cell table:style-name="ce8" table:formula="oooc:=IF([.I9]&lt;&gt;&quot;&quot;;0.7*[.I9]+0.2*[.T9]+0.1*[.P9];&quot;&quot;)">
            <text:p/>
          </table:table-cell>
          <table:table-cell table:style-name="ce8" table:formula="oooc:=IF([.I9]&lt;&gt;&quot;&quot;;0.3*[.M9]+0.6*[.I9]+0.1*[.P9];&quot;&quot;)">
            <text:p/>
          </table:table-cell>
          <table:table-cell table:style-name="ce8" table:formula="oooc:=IF([.I9]&lt;&gt;&quot;&quot;;0.3*[.M9]+0.4*[.I9]+0.2*[.T9]+0.1*[.P9];&quot;&quot;)">
            <text:p/>
          </table:table-cell>
          <table:table-cell/>
          <table:table-cell table:style-name="ce28" table:formula="oooc:=IF([.V9]&lt;&gt;&quot;&quot;;MAX([.V9:.X9]);&quot;&quot;)">
            <text:p/>
          </table:table-cell>
          <table:table-cell table:formula="oooc:=IF(AND([.I9]&lt;4;[.Z9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González Ballester, José María</text:p>
          </table:table-cell>
          <table:table-cell table:number-columns-repeated="2" table:style-name="ce4"/>
          <table:table-cell table:style-name="ce8" table:formula="oooc:=IF([.B10]&lt;&gt;&quot;&quot;;[.B10]/6;&quot;&quot;)">
            <text:p/>
          </table:table-cell>
          <table:table-cell table:style-name="ce8" table:formula="oooc:=IF([.C10]&lt;&gt;&quot;&quot;;[.C10]/3;&quot;&quot;)">
            <text:p/>
          </table:table-cell>
          <table:table-cell table:number-columns-repeated="3" table:style-name="ce12"/>
          <table:table-cell table:style-name="ce15" table:formula="oooc:=IF(OR([.D10]&lt;&gt;&quot;&quot;;[.E10]&lt;&gt;&quot;&quot;;[.F10]&lt;&gt;&quot;&quot;;[.G10]&lt;&gt;&quot;&quot;;[.H10]&lt;&gt;&quot;&quot;);SUM([.D10:.H10])/5;&quot;&quot;)">
            <text:p/>
          </table:table-cell>
          <table:table-cell table:style-name="ce8" office:value-type="float" office:value="4.25">
            <text:p>4,2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21" table:formula="oooc:=IF(OR([.J10]&lt;&gt;&quot;&quot;;[.K10]&lt;&gt;&quot;&quot;;[.L10]&lt;&gt;&quot;&quot;);SUM([.J10:.L10])/3;&quot;&quot;)" office:value-type="float" office:value="3.75">
            <text:p>3,7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10">
            <text:p>10</text:p>
          </table:table-cell>
          <table:table-cell table:style-name="ce23" table:formula="oooc:=IF(OR([.N10]&lt;&gt;&quot;&quot;;[.O10]&lt;&gt;&quot;&quot;);SUM([.N10:.O10])/2;&quot;&quot;)" office:value-type="float" office:value="7.75">
            <text:p>7,7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21" table:formula="oooc:=IF(OR([.Q10]&lt;&gt;&quot;&quot;;[.R10]&gt;&quot;&quot;;[.S10]&lt;&gt;&quot;&quot;);SUM([.Q10:.S10])/3;&quot;&quot;)" office:value-type="float" office:value="2.16666666666667">
            <text:p>2,17</text:p>
          </table:table-cell>
          <table:table-cell/>
          <table:table-cell table:style-name="ce8" table:formula="oooc:=IF([.I10]&lt;&gt;&quot;&quot;;0.7*[.I10]+0.2*[.T10]+0.1*[.P10];&quot;&quot;)">
            <text:p/>
          </table:table-cell>
          <table:table-cell table:style-name="ce8" table:formula="oooc:=IF([.I10]&lt;&gt;&quot;&quot;;0.3*[.M10]+0.6*[.I10]+0.1*[.P10];&quot;&quot;)">
            <text:p/>
          </table:table-cell>
          <table:table-cell table:style-name="ce8" table:formula="oooc:=IF([.I10]&lt;&gt;&quot;&quot;;0.3*[.M10]+0.4*[.I10]+0.2*[.T10]+0.1*[.P10];&quot;&quot;)">
            <text:p/>
          </table:table-cell>
          <table:table-cell/>
          <table:table-cell table:style-name="ce28" table:formula="oooc:=IF([.V10]&lt;&gt;&quot;&quot;;MAX([.V10:.X10]);&quot;&quot;)">
            <text:p/>
          </table:table-cell>
          <table:table-cell table:formula="oooc:=IF(AND([.I10]&lt;4;[.Z10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Guerrón Escudero, César Agustín</text:p>
          </table:table-cell>
          <table:table-cell table:number-columns-repeated="2" table:style-name="ce4"/>
          <table:table-cell table:style-name="ce8" table:formula="oooc:=IF([.B11]&lt;&gt;&quot;&quot;;[.B11]/6;&quot;&quot;)">
            <text:p/>
          </table:table-cell>
          <table:table-cell table:style-name="ce8" table:formula="oooc:=IF([.C11]&lt;&gt;&quot;&quot;;[.C11]/3;&quot;&quot;)">
            <text:p/>
          </table:table-cell>
          <table:table-cell table:number-columns-repeated="3" table:style-name="ce12"/>
          <table:table-cell table:style-name="ce15" table:formula="oooc:=IF(OR([.D11]&lt;&gt;&quot;&quot;;[.E11]&lt;&gt;&quot;&quot;;[.F11]&lt;&gt;&quot;&quot;;[.G11]&lt;&gt;&quot;&quot;;[.H11]&lt;&gt;&quot;&quot;);SUM([.D11:.H11])/5;&quot;&quot;)">
            <text:p/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21" table:formula="oooc:=IF(OR([.J11]&lt;&gt;&quot;&quot;;[.K11]&lt;&gt;&quot;&quot;;[.L11]&lt;&gt;&quot;&quot;);SUM([.J11:.L11])/3;&quot;&quot;)" office:value-type="float" office:value="0">
            <text:p>0</text:p>
          </table:table-cell>
          <table:table-cell table:number-columns-repeated="2" table:style-name="ce8"/>
          <table:table-cell table:style-name="ce23" table:formula="oooc:=IF(OR([.N11]&lt;&gt;&quot;&quot;;[.O11]&lt;&gt;&quot;&quot;);SUM([.N11:.O11])/2;&quot;&quot;)">
            <text:p/>
          </table:table-cell>
          <table:table-cell table:number-columns-repeated="3" table:style-name="ce8"/>
          <table:table-cell table:style-name="ce21" table:formula="oooc:=IF(OR([.Q11]&lt;&gt;&quot;&quot;;[.R11]&gt;&quot;&quot;;[.S11]&lt;&gt;&quot;&quot;);SUM([.Q11:.S11])/3;&quot;&quot;)">
            <text:p/>
          </table:table-cell>
          <table:table-cell/>
          <table:table-cell table:style-name="ce8" table:formula="oooc:=IF([.I11]&lt;&gt;&quot;&quot;;0.7*[.I11]+0.2*[.T11]+0.1*[.P11];&quot;&quot;)">
            <text:p/>
          </table:table-cell>
          <table:table-cell table:style-name="ce8" table:formula="oooc:=IF([.I11]&lt;&gt;&quot;&quot;;0.3*[.M11]+0.6*[.I11]+0.1*[.P11];&quot;&quot;)">
            <text:p/>
          </table:table-cell>
          <table:table-cell table:style-name="ce8" table:formula="oooc:=IF([.I11]&lt;&gt;&quot;&quot;;0.3*[.M11]+0.4*[.I11]+0.2*[.T11]+0.1*[.P11];&quot;&quot;)">
            <text:p/>
          </table:table-cell>
          <table:table-cell/>
          <table:table-cell table:style-name="ce28" table:formula="oooc:=IF([.V11]&lt;&gt;&quot;&quot;;MAX([.V11:.X11]);&quot;&quot;)">
            <text:p/>
          </table:table-cell>
          <table:table-cell table:formula="oooc:=IF(AND([.I11]&lt;4;[.Z11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Jodar Roca, Jose Gustavo</text:p>
          </table:table-cell>
          <table:table-cell table:number-columns-repeated="2" table:style-name="ce4"/>
          <table:table-cell table:style-name="ce8" table:formula="oooc:=IF([.B12]&lt;&gt;&quot;&quot;;[.B12]/6;&quot;&quot;)">
            <text:p/>
          </table:table-cell>
          <table:table-cell table:style-name="ce8" table:formula="oooc:=IF([.C12]&lt;&gt;&quot;&quot;;[.C12]/3;&quot;&quot;)">
            <text:p/>
          </table:table-cell>
          <table:table-cell table:number-columns-repeated="3" table:style-name="ce12"/>
          <table:table-cell table:style-name="ce15" table:formula="oooc:=IF(OR([.D12]&lt;&gt;&quot;&quot;;[.E12]&lt;&gt;&quot;&quot;;[.F12]&lt;&gt;&quot;&quot;;[.G12]&lt;&gt;&quot;&quot;;[.H12]&lt;&gt;&quot;&quot;);SUM([.D12:.H12])/5;&quot;&quot;)">
            <text:p/>
          </table:table-cell>
          <table:table-cell table:style-name="ce8" office:value-type="float" office:value="4.875">
            <text:p>4,8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.125">
            <text:p>4,13</text:p>
          </table:table-cell>
          <table:table-cell table:style-name="ce21" table:formula="oooc:=IF(OR([.J12]&lt;&gt;&quot;&quot;;[.K12]&lt;&gt;&quot;&quot;;[.L12]&lt;&gt;&quot;&quot;);SUM([.J12:.L12])/3;&quot;&quot;)" office:value-type="float" office:value="4.33333333333333">
            <text:p>4,3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23" table:formula="oooc:=IF(OR([.N12]&lt;&gt;&quot;&quot;;[.O12]&lt;&gt;&quot;&quot;);SUM([.N12:.O12])/2;&quot;&quot;)" office:value-type="float" office:value="1.5">
            <text:p>1,5</text:p>
          </table:table-cell>
          <table:table-cell table:style-name="ce8" office:value-type="float" office:value="3.5">
            <text:p>3,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21" table:formula="oooc:=IF(OR([.Q12]&lt;&gt;&quot;&quot;;[.R12]&gt;&quot;&quot;;[.S12]&lt;&gt;&quot;&quot;);SUM([.Q12:.S12])/3;&quot;&quot;)" office:value-type="float" office:value="5.83333333333333">
            <text:p>5,83</text:p>
          </table:table-cell>
          <table:table-cell/>
          <table:table-cell table:style-name="ce8" table:formula="oooc:=IF([.I12]&lt;&gt;&quot;&quot;;0.7*[.I12]+0.2*[.T12]+0.1*[.P12];&quot;&quot;)">
            <text:p/>
          </table:table-cell>
          <table:table-cell table:style-name="ce8" table:formula="oooc:=IF([.I12]&lt;&gt;&quot;&quot;;0.3*[.M12]+0.6*[.I12]+0.1*[.P12];&quot;&quot;)">
            <text:p/>
          </table:table-cell>
          <table:table-cell table:style-name="ce8" table:formula="oooc:=IF([.I12]&lt;&gt;&quot;&quot;;0.3*[.M12]+0.4*[.I12]+0.2*[.T12]+0.1*[.P12];&quot;&quot;)">
            <text:p/>
          </table:table-cell>
          <table:table-cell/>
          <table:table-cell table:style-name="ce28" table:formula="oooc:=IF([.V12]&lt;&gt;&quot;&quot;;MAX([.V12:.X12]);&quot;&quot;)">
            <text:p/>
          </table:table-cell>
          <table:table-cell table:formula="oooc:=IF(AND([.I12]&lt;4;[.Z12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Mas Rossello, Lorenzo</text:p>
          </table:table-cell>
          <table:table-cell table:number-columns-repeated="2" table:style-name="ce4"/>
          <table:table-cell table:style-name="ce8" table:formula="oooc:=IF([.B13]&lt;&gt;&quot;&quot;;[.B13]/6;&quot;&quot;)">
            <text:p/>
          </table:table-cell>
          <table:table-cell table:style-name="ce8" table:formula="oooc:=IF([.C13]&lt;&gt;&quot;&quot;;[.C13]/3;&quot;&quot;)">
            <text:p/>
          </table:table-cell>
          <table:table-cell table:number-columns-repeated="3" table:style-name="ce12"/>
          <table:table-cell table:style-name="ce15" table:formula="oooc:=IF(OR([.D13]&lt;&gt;&quot;&quot;;[.E13]&lt;&gt;&quot;&quot;;[.F13]&lt;&gt;&quot;&quot;;[.G13]&lt;&gt;&quot;&quot;;[.H13]&lt;&gt;&quot;&quot;);SUM([.D13:.H13])/5;&quot;&quot;)">
            <text:p/>
          </table:table-cell>
          <table:table-cell table:number-columns-repeated="3" table:style-name="ce8"/>
          <table:table-cell table:style-name="ce21" table:formula="oooc:=IF(OR([.J13]&lt;&gt;&quot;&quot;;[.K13]&lt;&gt;&quot;&quot;;[.L13]&lt;&gt;&quot;&quot;);SUM([.J13:.L13])/3;&quot;&quot;)">
            <text:p/>
          </table:table-cell>
          <table:table-cell table:number-columns-repeated="2" table:style-name="ce8"/>
          <table:table-cell table:style-name="ce23" table:formula="oooc:=IF(OR([.N13]&lt;&gt;&quot;&quot;;[.O13]&lt;&gt;&quot;&quot;);SUM([.N13:.O13])/2;&quot;&quot;)">
            <text:p/>
          </table:table-cell>
          <table:table-cell table:number-columns-repeated="3" table:style-name="ce8"/>
          <table:table-cell table:style-name="ce21" table:formula="oooc:=IF(OR([.Q13]&lt;&gt;&quot;&quot;;[.R13]&gt;&quot;&quot;;[.S13]&lt;&gt;&quot;&quot;);SUM([.Q13:.S13])/3;&quot;&quot;)">
            <text:p/>
          </table:table-cell>
          <table:table-cell/>
          <table:table-cell table:style-name="ce8" table:formula="oooc:=IF([.I13]&lt;&gt;&quot;&quot;;0.7*[.I13]+0.2*[.T13]+0.1*[.P13];&quot;&quot;)">
            <text:p/>
          </table:table-cell>
          <table:table-cell table:style-name="ce8" table:formula="oooc:=IF([.I13]&lt;&gt;&quot;&quot;;0.3*[.M13]+0.6*[.I13]+0.1*[.P13];&quot;&quot;)">
            <text:p/>
          </table:table-cell>
          <table:table-cell table:style-name="ce8" table:formula="oooc:=IF([.I13]&lt;&gt;&quot;&quot;;0.3*[.M13]+0.4*[.I13]+0.2*[.T13]+0.1*[.P13];&quot;&quot;)">
            <text:p/>
          </table:table-cell>
          <table:table-cell/>
          <table:table-cell table:style-name="ce28" table:formula="oooc:=IF([.V13]&lt;&gt;&quot;&quot;;MAX([.V13:.X13]);&quot;&quot;)">
            <text:p/>
          </table:table-cell>
          <table:table-cell table:formula="oooc:=IF(AND([.I13]&lt;4;[.Z13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Navarro Rodríguez, Carlos</text:p>
          </table:table-cell>
          <table:table-cell table:number-columns-repeated="2" table:style-name="ce4"/>
          <table:table-cell table:style-name="ce8" table:formula="oooc:=IF([.B14]&lt;&gt;&quot;&quot;;[.B14]/6;&quot;&quot;)">
            <text:p/>
          </table:table-cell>
          <table:table-cell table:style-name="ce8" table:formula="oooc:=IF([.C14]&lt;&gt;&quot;&quot;;[.C14]/3;&quot;&quot;)">
            <text:p/>
          </table:table-cell>
          <table:table-cell table:number-columns-repeated="3" table:style-name="ce12"/>
          <table:table-cell table:style-name="ce15" table:formula="oooc:=IF(OR([.D14]&lt;&gt;&quot;&quot;;[.E14]&lt;&gt;&quot;&quot;;[.F14]&lt;&gt;&quot;&quot;;[.G14]&lt;&gt;&quot;&quot;;[.H14]&lt;&gt;&quot;&quot;);SUM([.D14:.H14])/5;&quot;&quot;)">
            <text:p/>
          </table:table-cell>
          <table:table-cell table:number-columns-repeated="3" table:style-name="ce8"/>
          <table:table-cell table:style-name="ce21" table:formula="oooc:=IF(OR([.J14]&lt;&gt;&quot;&quot;;[.K14]&lt;&gt;&quot;&quot;;[.L14]&lt;&gt;&quot;&quot;);SUM([.J14:.L14])/3;&quot;&quot;)">
            <text:p/>
          </table:table-cell>
          <table:table-cell table:number-columns-repeated="2" table:style-name="ce8"/>
          <table:table-cell table:style-name="ce23" table:formula="oooc:=IF(OR([.N14]&lt;&gt;&quot;&quot;;[.O14]&lt;&gt;&quot;&quot;);SUM([.N14:.O14])/2;&quot;&quot;)">
            <text:p/>
          </table:table-cell>
          <table:table-cell table:number-columns-repeated="3" table:style-name="ce8"/>
          <table:table-cell table:style-name="ce21" table:formula="oooc:=IF(OR([.Q14]&lt;&gt;&quot;&quot;;[.R14]&gt;&quot;&quot;;[.S14]&lt;&gt;&quot;&quot;);SUM([.Q14:.S14])/3;&quot;&quot;)">
            <text:p/>
          </table:table-cell>
          <table:table-cell/>
          <table:table-cell table:style-name="ce8" table:formula="oooc:=IF([.I14]&lt;&gt;&quot;&quot;;0.7*[.I14]+0.2*[.T14]+0.1*[.P14];&quot;&quot;)">
            <text:p/>
          </table:table-cell>
          <table:table-cell table:style-name="ce8" table:formula="oooc:=IF([.I14]&lt;&gt;&quot;&quot;;0.3*[.M14]+0.6*[.I14]+0.1*[.P14];&quot;&quot;)">
            <text:p/>
          </table:table-cell>
          <table:table-cell table:style-name="ce8" table:formula="oooc:=IF([.I14]&lt;&gt;&quot;&quot;;0.3*[.M14]+0.4*[.I14]+0.2*[.T14]+0.1*[.P14];&quot;&quot;)">
            <text:p/>
          </table:table-cell>
          <table:table-cell/>
          <table:table-cell table:style-name="ce28" table:formula="oooc:=IF([.V14]&lt;&gt;&quot;&quot;;MAX([.V14:.X14]);&quot;&quot;)">
            <text:p/>
          </table:table-cell>
          <table:table-cell table:formula="oooc:=IF(AND([.I14]&lt;4;[.Z14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Ortega Alomar, Juan</text:p>
          </table:table-cell>
          <table:table-cell table:number-columns-repeated="2" table:style-name="ce4"/>
          <table:table-cell table:style-name="ce8" table:formula="oooc:=IF([.B15]&lt;&gt;&quot;&quot;;[.B15]/6;&quot;&quot;)">
            <text:p/>
          </table:table-cell>
          <table:table-cell table:style-name="ce8" table:formula="oooc:=IF([.C15]&lt;&gt;&quot;&quot;;[.C15]/3;&quot;&quot;)">
            <text:p/>
          </table:table-cell>
          <table:table-cell table:number-columns-repeated="3" table:style-name="ce12"/>
          <table:table-cell table:style-name="ce15" table:formula="oooc:=IF(OR([.D15]&lt;&gt;&quot;&quot;;[.E15]&lt;&gt;&quot;&quot;;[.F15]&lt;&gt;&quot;&quot;;[.G15]&lt;&gt;&quot;&quot;;[.H15]&lt;&gt;&quot;&quot;);SUM([.D15:.H15])/5;&quot;&quot;)">
            <text:p/>
          </table:table-cell>
          <table:table-cell table:style-name="ce8" office:value-type="float" office:value="6.45833333333333">
            <text:p>6,46</text:p>
          </table:table-cell>
          <table:table-cell table:style-name="ce8" office:value-type="float" office:value="5.5">
            <text:p>5,5</text:p>
          </table:table-cell>
          <table:table-cell table:style-name="ce8"/>
          <table:table-cell table:style-name="ce21" table:formula="oooc:=IF(OR([.J15]&lt;&gt;&quot;&quot;;[.K15]&lt;&gt;&quot;&quot;;[.L15]&lt;&gt;&quot;&quot;);SUM([.J15:.L15])/3;&quot;&quot;)" office:value-type="float" office:value="3.98611111111111">
            <text:p>3,9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23" table:formula="oooc:=IF(OR([.N15]&lt;&gt;&quot;&quot;;[.O15]&lt;&gt;&quot;&quot;);SUM([.N15:.O15])/2;&quot;&quot;)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/>
          <table:table-cell table:style-name="ce21" table:formula="oooc:=IF(OR([.Q15]&lt;&gt;&quot;&quot;;[.R15]&gt;&quot;&quot;;[.S15]&lt;&gt;&quot;&quot;);SUM([.Q15:.S15])/3;&quot;&quot;)" office:value-type="float" office:value="2">
            <text:p>2</text:p>
          </table:table-cell>
          <table:table-cell/>
          <table:table-cell table:style-name="ce8" table:formula="oooc:=IF([.I15]&lt;&gt;&quot;&quot;;0.7*[.I15]+0.2*[.T15]+0.1*[.P15];&quot;&quot;)">
            <text:p/>
          </table:table-cell>
          <table:table-cell table:style-name="ce8" table:formula="oooc:=IF([.I15]&lt;&gt;&quot;&quot;;0.3*[.M15]+0.6*[.I15]+0.1*[.P15];&quot;&quot;)">
            <text:p/>
          </table:table-cell>
          <table:table-cell table:style-name="ce8" table:formula="oooc:=IF([.I15]&lt;&gt;&quot;&quot;;0.3*[.M15]+0.4*[.I15]+0.2*[.T15]+0.1*[.P15];&quot;&quot;)">
            <text:p/>
          </table:table-cell>
          <table:table-cell/>
          <table:table-cell table:style-name="ce28" table:formula="oooc:=IF([.V15]&lt;&gt;&quot;&quot;;MAX([.V15:.X15]);&quot;&quot;)">
            <text:p/>
          </table:table-cell>
          <table:table-cell table:formula="oooc:=IF(AND([.I15]&lt;4;[.Z15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Roca Ferrer, Juan</text:p>
          </table:table-cell>
          <table:table-cell table:number-columns-repeated="2" table:style-name="ce4"/>
          <table:table-cell table:style-name="ce8" table:formula="oooc:=IF([.B16]&lt;&gt;&quot;&quot;;[.B16]/6;&quot;&quot;)">
            <text:p/>
          </table:table-cell>
          <table:table-cell table:style-name="ce8" table:formula="oooc:=IF([.C16]&lt;&gt;&quot;&quot;;[.C16]/3;&quot;&quot;)">
            <text:p/>
          </table:table-cell>
          <table:table-cell table:number-columns-repeated="3" table:style-name="ce12"/>
          <table:table-cell table:style-name="ce15" table:formula="oooc:=IF(OR([.D16]&lt;&gt;&quot;&quot;;[.E16]&lt;&gt;&quot;&quot;;[.F16]&lt;&gt;&quot;&quot;;[.G16]&lt;&gt;&quot;&quot;;[.H16]&lt;&gt;&quot;&quot;);SUM([.D16:.H16])/5;&quot;&quot;)">
            <text:p/>
          </table:table-cell>
          <table:table-cell table:style-name="ce8" office:value-type="float" office:value="4.34">
            <text:p>4,34</text:p>
          </table:table-cell>
          <table:table-cell table:number-columns-repeated="2" table:style-name="ce8"/>
          <table:table-cell table:style-name="ce21" table:formula="oooc:=IF(OR([.J16]&lt;&gt;&quot;&quot;;[.K16]&lt;&gt;&quot;&quot;;[.L16]&lt;&gt;&quot;&quot;);SUM([.J16:.L16])/3;&quot;&quot;)" office:value-type="float" office:value="1.44666666666667">
            <text:p>1,4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.5">
            <text:p>4,5</text:p>
          </table:table-cell>
          <table:table-cell table:style-name="ce23" table:formula="oooc:=IF(OR([.N16]&lt;&gt;&quot;&quot;;[.O16]&lt;&gt;&quot;&quot;);SUM([.N16:.O16])/2;&quot;&quot;)" office:value-type="float" office:value="5.75">
            <text:p>5,75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21" table:formula="oooc:=IF(OR([.Q16]&lt;&gt;&quot;&quot;;[.R16]&gt;&quot;&quot;;[.S16]&lt;&gt;&quot;&quot;);SUM([.Q16:.S16])/3;&quot;&quot;)">
            <text:p/>
          </table:table-cell>
          <table:table-cell/>
          <table:table-cell table:style-name="ce8" table:formula="oooc:=IF([.I16]&lt;&gt;&quot;&quot;;0.7*[.I16]+0.2*[.T16]+0.1*[.P16];&quot;&quot;)">
            <text:p/>
          </table:table-cell>
          <table:table-cell table:style-name="ce8" table:formula="oooc:=IF([.I16]&lt;&gt;&quot;&quot;;0.3*[.M16]+0.6*[.I16]+0.1*[.P16];&quot;&quot;)">
            <text:p/>
          </table:table-cell>
          <table:table-cell table:style-name="ce8" table:formula="oooc:=IF([.I16]&lt;&gt;&quot;&quot;;0.3*[.M16]+0.4*[.I16]+0.2*[.T16]+0.1*[.P16];&quot;&quot;)">
            <text:p/>
          </table:table-cell>
          <table:table-cell/>
          <table:table-cell table:style-name="ce28" table:formula="oooc:=IF([.V16]&lt;&gt;&quot;&quot;;MAX([.V16:.X16]);&quot;&quot;)">
            <text:p/>
          </table:table-cell>
          <table:table-cell table:formula="oooc:=IF(AND([.I16]&lt;4;[.Z16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Roca Massanet, Jaume</text:p>
          </table:table-cell>
          <table:table-cell table:number-columns-repeated="2" table:style-name="ce4"/>
          <table:table-cell table:style-name="ce8" table:formula="oooc:=IF([.B17]&lt;&gt;&quot;&quot;;[.B17]/6;&quot;&quot;)">
            <text:p/>
          </table:table-cell>
          <table:table-cell table:style-name="ce8" table:formula="oooc:=IF([.C17]&lt;&gt;&quot;&quot;;[.C17]/3;&quot;&quot;)">
            <text:p/>
          </table:table-cell>
          <table:table-cell table:number-columns-repeated="3" table:style-name="ce12"/>
          <table:table-cell table:style-name="ce15" table:formula="oooc:=IF(OR([.D17]&lt;&gt;&quot;&quot;;[.E17]&lt;&gt;&quot;&quot;;[.F17]&lt;&gt;&quot;&quot;;[.G17]&lt;&gt;&quot;&quot;;[.H17]&lt;&gt;&quot;&quot;);SUM([.D17:.H17])/5;&quot;&quot;)">
            <text:p/>
          </table:table-cell>
          <table:table-cell table:number-columns-repeated="3" table:style-name="ce8"/>
          <table:table-cell table:style-name="ce21" table:formula="oooc:=IF(OR([.J17]&lt;&gt;&quot;&quot;;[.K17]&lt;&gt;&quot;&quot;;[.L17]&lt;&gt;&quot;&quot;);SUM([.J17:.L17])/3;&quot;&quot;)">
            <text:p/>
          </table:table-cell>
          <table:table-cell table:number-columns-repeated="2" table:style-name="ce8"/>
          <table:table-cell table:style-name="ce23" table:formula="oooc:=IF(OR([.N17]&lt;&gt;&quot;&quot;;[.O17]&lt;&gt;&quot;&quot;);SUM([.N17:.O17])/2;&quot;&quot;)">
            <text:p/>
          </table:table-cell>
          <table:table-cell table:number-columns-repeated="3" table:style-name="ce8"/>
          <table:table-cell table:style-name="ce21" table:formula="oooc:=IF(OR([.Q17]&lt;&gt;&quot;&quot;;[.R17]&gt;&quot;&quot;;[.S17]&lt;&gt;&quot;&quot;);SUM([.Q17:.S17])/3;&quot;&quot;)">
            <text:p/>
          </table:table-cell>
          <table:table-cell/>
          <table:table-cell table:style-name="ce8" table:formula="oooc:=IF([.I17]&lt;&gt;&quot;&quot;;0.7*[.I17]+0.2*[.T17]+0.1*[.P17];&quot;&quot;)">
            <text:p/>
          </table:table-cell>
          <table:table-cell table:style-name="ce8" table:formula="oooc:=IF([.I17]&lt;&gt;&quot;&quot;;0.3*[.M17]+0.6*[.I17]+0.1*[.P17];&quot;&quot;)">
            <text:p/>
          </table:table-cell>
          <table:table-cell table:style-name="ce8" table:formula="oooc:=IF([.I17]&lt;&gt;&quot;&quot;;0.3*[.M17]+0.4*[.I17]+0.2*[.T17]+0.1*[.P17];&quot;&quot;)">
            <text:p/>
          </table:table-cell>
          <table:table-cell/>
          <table:table-cell table:style-name="ce28" table:formula="oooc:=IF([.V17]&lt;&gt;&quot;&quot;;MAX([.V17:.X17]);&quot;&quot;)">
            <text:p/>
          </table:table-cell>
          <table:table-cell table:formula="oooc:=IF(AND([.I17]&lt;4;[.Z17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Segura Ferragut, Antonio</text:p>
          </table:table-cell>
          <table:table-cell table:number-columns-repeated="2" table:style-name="ce4"/>
          <table:table-cell table:style-name="ce8" table:formula="oooc:=IF([.B18]&lt;&gt;&quot;&quot;;[.B18]/6;&quot;&quot;)">
            <text:p/>
          </table:table-cell>
          <table:table-cell table:style-name="ce8" table:formula="oooc:=IF([.C18]&lt;&gt;&quot;&quot;;[.C18]/3;&quot;&quot;)">
            <text:p/>
          </table:table-cell>
          <table:table-cell table:number-columns-repeated="3" table:style-name="ce12"/>
          <table:table-cell table:style-name="ce15" table:formula="oooc:=IF(OR([.D18]&lt;&gt;&quot;&quot;;[.E18]&lt;&gt;&quot;&quot;;[.F18]&lt;&gt;&quot;&quot;;[.G18]&lt;&gt;&quot;&quot;;[.H18]&lt;&gt;&quot;&quot;);SUM([.D18:.H18])/5;&quot;&quot;)">
            <text:p/>
          </table:table-cell>
          <table:table-cell table:style-name="ce8" office:value-type="float" office:value="5.95833333333333">
            <text:p>5,9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21" table:formula="oooc:=IF(OR([.J18]&lt;&gt;&quot;&quot;;[.K18]&lt;&gt;&quot;&quot;;[.L18]&lt;&gt;&quot;&quot;);SUM([.J18:.L18])/3;&quot;&quot;)" office:value-type="float" office:value="3.98611111111111">
            <text:p>3,99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10">
            <text:p>10</text:p>
          </table:table-cell>
          <table:table-cell table:style-name="ce23" table:formula="oooc:=IF(OR([.N18]&lt;&gt;&quot;&quot;;[.O18]&lt;&gt;&quot;&quot;);SUM([.N18:.O18])/2;&quot;&quot;)" office:value-type="float" office:value="7.75">
            <text:p>7,75</text:p>
          </table:table-cell>
          <table:table-cell table:number-columns-repeated="3" table:style-name="ce8"/>
          <table:table-cell table:style-name="ce21" table:formula="oooc:=IF(OR([.Q18]&lt;&gt;&quot;&quot;;[.R18]&gt;&quot;&quot;;[.S18]&lt;&gt;&quot;&quot;);SUM([.Q18:.S18])/3;&quot;&quot;)">
            <text:p/>
          </table:table-cell>
          <table:table-cell/>
          <table:table-cell table:style-name="ce8" table:formula="oooc:=IF([.I18]&lt;&gt;&quot;&quot;;0.7*[.I18]+0.2*[.T18]+0.1*[.P18];&quot;&quot;)">
            <text:p/>
          </table:table-cell>
          <table:table-cell table:style-name="ce8" table:formula="oooc:=IF([.I18]&lt;&gt;&quot;&quot;;0.3*[.M18]+0.6*[.I18]+0.1*[.P18];&quot;&quot;)">
            <text:p/>
          </table:table-cell>
          <table:table-cell table:style-name="ce8" table:formula="oooc:=IF([.I18]&lt;&gt;&quot;&quot;;0.3*[.M18]+0.4*[.I18]+0.2*[.T18]+0.1*[.P18];&quot;&quot;)">
            <text:p/>
          </table:table-cell>
          <table:table-cell/>
          <table:table-cell table:style-name="ce28" table:formula="oooc:=IF([.V18]&lt;&gt;&quot;&quot;;MAX([.V18:.X18]);&quot;&quot;)">
            <text:p/>
          </table:table-cell>
          <table:table-cell table:formula="oooc:=IF(AND([.I18]&lt;4;[.Z18]&gt;=5); &quot;atenció&quot;;&quot;&quot;)">
            <text:p/>
          </table:table-cell>
          <table:table-cell table:number-columns-repeated="229"/>
        </table:table-row>
        <table:table-row table:style-name="ro2">
          <table:table-cell table:style-name="ce4" office:value-type="string">
            <text:p>Sojo Calvo, Jorge</text:p>
          </table:table-cell>
          <table:table-cell table:number-columns-repeated="2" table:style-name="ce4"/>
          <table:table-cell table:style-name="ce8" table:formula="oooc:=IF([.B19]&lt;&gt;&quot;&quot;;[.B19]/6;&quot;&quot;)">
            <text:p/>
          </table:table-cell>
          <table:table-cell table:style-name="ce8" table:formula="oooc:=IF([.C19]&lt;&gt;&quot;&quot;;[.C19]/3;&quot;&quot;)">
            <text:p/>
          </table:table-cell>
          <table:table-cell table:number-columns-repeated="3" table:style-name="ce12"/>
          <table:table-cell table:style-name="ce15" table:formula="oooc:=IF(OR([.D19]&lt;&gt;&quot;&quot;;[.E19]&lt;&gt;&quot;&quot;;[.F19]&lt;&gt;&quot;&quot;;[.G19]&lt;&gt;&quot;&quot;;[.H19]&lt;&gt;&quot;&quot;);SUM([.D19:.H19])/5;&quot;&quot;)">
            <text:p/>
          </table:table-cell>
          <table:table-cell table:number-columns-repeated="3" table:style-name="ce8"/>
          <table:table-cell table:style-name="ce21" table:formula="oooc:=IF(OR([.J19]&lt;&gt;&quot;&quot;;[.K19]&lt;&gt;&quot;&quot;;[.L19]&lt;&gt;&quot;&quot;);SUM([.J19:.L19])/3;&quot;&quot;)">
            <text:p/>
          </table:table-cell>
          <table:table-cell table:number-columns-repeated="2" table:style-name="ce8"/>
          <table:table-cell table:style-name="ce23" table:formula="oooc:=IF(OR([.N19]&lt;&gt;&quot;&quot;;[.O19]&lt;&gt;&quot;&quot;);SUM([.N19:.O19])/2;&quot;&quot;)">
            <text:p/>
          </table:table-cell>
          <table:table-cell table:number-columns-repeated="3" table:style-name="ce8"/>
          <table:table-cell table:style-name="ce21" table:formula="oooc:=IF(OR([.Q19]&lt;&gt;&quot;&quot;;[.R19]&gt;&quot;&quot;;[.S19]&lt;&gt;&quot;&quot;);SUM([.Q19:.S19])/3;&quot;&quot;)">
            <text:p/>
          </table:table-cell>
          <table:table-cell/>
          <table:table-cell table:style-name="ce8" table:formula="oooc:=IF([.I19]&lt;&gt;&quot;&quot;;0.7*[.I19]+0.2*[.T19]+0.1*[.P19];&quot;&quot;)">
            <text:p/>
          </table:table-cell>
          <table:table-cell table:style-name="ce8" table:formula="oooc:=IF([.I19]&lt;&gt;&quot;&quot;;0.3*[.M19]+0.6*[.I19]+0.1*[.P19];&quot;&quot;)">
            <text:p/>
          </table:table-cell>
          <table:table-cell table:style-name="ce8" table:formula="oooc:=IF([.I19]&lt;&gt;&quot;&quot;;0.3*[.M19]+0.4*[.I19]+0.2*[.T19]+0.1*[.P19];&quot;&quot;)">
            <text:p/>
          </table:table-cell>
          <table:table-cell/>
          <table:table-cell table:style-name="ce28" table:formula="oooc:=IF([.V19]&lt;&gt;&quot;&quot;;MAX([.V19:.X19]);&quot;&quot;)">
            <text:p/>
          </table:table-cell>
          <table:table-cell table:number-columns-repeated="230"/>
        </table:table-row>
        <table:table-row table:style-name="ro2">
          <table:table-cell table:style-name="ce4" office:value-type="string">
            <text:p>Wankana Santizo, Sakuak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8" table:formula="oooc:=IF([.B20]&lt;&gt;&quot;&quot;;[.B20]/6;&quot;&quot;)" office:value-type="float" office:value="0">
            <text:p>0</text:p>
          </table:table-cell>
          <table:table-cell table:style-name="ce8" table:formula="oooc:=IF([.C20]&lt;&gt;&quot;&quot;;[.C20]/3;&quot;&quot;)" office:value-type="float" office:value="1.66666666666667">
            <text:p>1,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/>
          <table:table-cell table:style-name="ce15" table:formula="oooc:=IF(OR([.D20]&lt;&gt;&quot;&quot;;[.E20]&lt;&gt;&quot;&quot;;[.F20]&lt;&gt;&quot;&quot;;[.G20]&lt;&gt;&quot;&quot;;[.H20]&lt;&gt;&quot;&quot;);SUM([.D20:.H20])/5;&quot;&quot;)" office:value-type="float" office:value="0.333333333333333">
            <text:p>0,33</text:p>
          </table:table-cell>
          <table:table-cell table:number-columns-repeated="2" table:style-name="ce8"/>
          <table:table-cell table:style-name="ce8" office:value-type="float" office:value="0">
            <text:p>0</text:p>
          </table:table-cell>
          <table:table-cell table:style-name="ce21" table:formula="oooc:=IF(OR([.J20]&lt;&gt;&quot;&quot;;[.K20]&lt;&gt;&quot;&quot;;[.L20]&lt;&gt;&quot;&quot;);SUM([.J20:.L20])/3;&quot;&quot;)" office:value-type="float" office:value="0">
            <text:p>0</text:p>
          </table:table-cell>
          <table:table-cell table:number-columns-repeated="2" table:style-name="ce8"/>
          <table:table-cell table:style-name="ce23" table:formula="oooc:=IF(OR([.N20]&lt;&gt;&quot;&quot;;[.O20]&lt;&gt;&quot;&quot;);SUM([.N20:.O20])/2;&quot;&quot;)">
            <text:p/>
          </table:table-cell>
          <table:table-cell table:number-columns-repeated="3" table:style-name="ce8"/>
          <table:table-cell table:style-name="ce21" table:formula="oooc:=IF(OR([.Q20]&lt;&gt;&quot;&quot;;[.R20]&gt;&quot;&quot;;[.S20]&lt;&gt;&quot;&quot;);SUM([.Q20:.S20])/3;&quot;&quot;)">
            <text:p/>
          </table:table-cell>
          <table:table-cell/>
          <table:table-cell table:style-name="ce8" table:formula="oooc:=IF([.I20]&lt;&gt;&quot;&quot;;0.7*[.I20]+0.2*[.T20]+0.1*[.P20];&quot;&quot;)" office:value-type="float" office:value="0">
            <text:p>Err:529</text:p>
          </table:table-cell>
          <table:table-cell table:style-name="ce8" table:formula="oooc:=IF([.I20]&lt;&gt;&quot;&quot;;0.3*[.M20]+0.6*[.I20]+0.1*[.P20];&quot;&quot;)" office:value-type="float" office:value="0">
            <text:p>Err:529</text:p>
          </table:table-cell>
          <table:table-cell table:style-name="ce8" table:formula="oooc:=IF([.I20]&lt;&gt;&quot;&quot;;0.3*[.M20]+0.4*[.I20]+0.2*[.T20]+0.1*[.P20];&quot;&quot;)" office:value-type="float" office:value="0">
            <text:p>Err:529</text:p>
          </table:table-cell>
          <table:table-cell/>
          <table:table-cell table:style-name="ce28" table:formula="oooc:=IF([.V20]&lt;&gt;&quot;&quot;;MAX([.V20:.X20]);&quot;&quot;)" office:value-type="float" office:value="0">
            <text:p>Err:529</text:p>
          </table:table-cell>
          <table:table-cell table:number-columns-repeated="230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2" table:print="false">
        <office:forms form:automatic-focus="false" form:apply-design-mode="false"/>
        <table:table-column table:style-name="co10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11/09/2012</text:date>, <text:time>13:4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ágina </text:span><text:span text:style-name="T1"><text:page-number>1</text:page-number></text:span></text:p>
      </style:footer>
      <style:footer-left style:display="false">
        <text:p><text:span text:style-name="T1">Página </text:span><text:span text:style-name="T1"><text:page-number>1</text:page-number></text:span></text:p>
      </style:footer-left>
    </style:master-page>
    <style:master-page style:name="PageStyle_5f_Hoja2" style:display-name="PageStyle_Hoja2" style:page-layout-name="pm4">
      <style:header style:display="false"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 style:display="false">
        <text:p><text:span text:style-name="T1">Página </text:span><text:span text:style-name="T1"><text:page-number>1</text:page-number></text:span></text:p>
      </style:footer>
      <style:footer-left style:display="false">
        <text:p><text:span text:style-name="T1">Página </text:span><text:span text:style-name="T1"><text:page-number>1</text:page-number></text:span></text:p>
      </style:footer-left>
    </style:master-page>
    <style:master-page style:name="PageStyle_5f_Hoja3" style:display-name="PageStyle_Hoja3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ágina </text:span><text:span text:style-name="T1"><text:page-number>1</text:page-number></text:span></text:p>
      </style:footer>
      <style:footer-left style:display="false">
        <text:p><text:span text:style-name="T1">Página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6-23T16:22:03</meta:creation-date>
    <dc:date>2012-09-11T13:49:42</dc:date>
    <meta:editing-cycles>83</meta:editing-cycles>
    <meta:editing-duration>P36DT1H15M1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2" meta:cell-count="405"/>
  </office:meta>
</office:document-meta>
</file>